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772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0.945cm"/>
    </style:style>
    <style:style style:name="co7" style:family="table-column">
      <style:table-column-properties fo:break-before="auto" style:column-width="1.194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normal" style:font-size-asian="12pt" style:font-weight-asian="normal" style:font-size-complex="12pt" style:font-weight-complex="normal"/>
      <style:map style:condition="cell-content()&lt;-1" style:apply-style-name="Grün_20_Fett" style:base-cell-address="Tabelle1.H1"/>
      <style:map style:condition="cell-content()&gt;1" style:apply-style-name="Rot_20_Fett" style:base-cell-address="Tabelle1.H1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  <style:map style:condition="cell-content()&lt;0" style:apply-style-name="Grün_20_Fett" style:base-cell-address="Tabelle1.H388"/>
      <style:map style:condition="cell-content()&gt;0" style:apply-style-name="Rot_20_Fett" style:base-cell-address="Tabelle1.H388"/>
    </style:style>
    <style:style style:name="ce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6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7" table:default-cell-style-name="ce8"/>
        <table:table-column table:style-name="co4" table:default-cell-style-name="ce2"/>
        <table:table-column table:style-name="co4" table:default-cell-style-name="ce9"/>
        <table:table-column table:style-name="co4" table:number-columns-repeated="1007" table:default-cell-style-name="ce2"/>
        <table:table-column table:style-name="co4" table:number-columns-repeated="3" table:default-cell-style-name="Default"/>
        <table:table-row table:style-name="ro1">
          <table:table-cell office:value-type="string">
            <text:p>./heap/polarity_tests/wellformed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4" table:formula="of:=[.B1]-[.E1]" office:value-type="float" office:value="-8">
            <text:p>-8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]-[.E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]-[.E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4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4]-[.E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5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5]-[.E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6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6]-[.E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7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7]-[.E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8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8]-[.E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9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9]-[.E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10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0]-[.E1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1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1]-[.E1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add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2]-[.E1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addAbsoluteValue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3]-[.E1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addWithJum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4]-[.E1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addWithTwoBlockContract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5]-[.E1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generateByteArray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16]-[.E1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getLength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7]-[.E1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squar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8]-[.E1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unnecessaryBlockContrac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9]-[.E1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unnecessaryLoopInvarian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20]-[.E2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ml-assert/asser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1]-[.E2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ArrayList_contain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22]-[.E2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ArrayList_ge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23]-[.E2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ArrayList_size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]-[.E2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3_secur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5]-[.E2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4_secur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6]-[.E2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5_secure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7]-[.E2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6_secur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28]-[.E2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9_secur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29]-[.E2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add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4" table:formula="of:=[.B30]-[.E3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ArrayLis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31]-[.E3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concatenate.key</text:p>
          </table:table-cell>
          <table:table-cell office:value-type="float" office:value="23">
            <text:p>23</text:p>
          </table:table-cell>
          <table:table-cell office:value-type="string">
            <text:p>sec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sec</text:p>
          </table:table-cell>
          <table:table-cell/>
          <table:table-cell table:style-name="ce4" table:formula="of:=[.B32]-[.E3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contains_dep.key</text:p>
          </table:table-cell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4" table:formula="of:=[.B33]-[.E3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enlarge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sec</text:p>
          </table:table-cell>
          <table:table-cell/>
          <table:table-cell table:style-name="ce4" table:formula="of:=[.B34]-[.E3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footprin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5]-[.E3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get_de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36]-[.E3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get_exceptional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37]-[.E3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get_normal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38]-[.E3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inv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39]-[.E3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iterator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40]-[.E4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size_de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41]-[.E4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siz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42]-[.E4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ArrayListIterator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43]-[.E4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hasNext_de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44]-[.E4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hasNex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45]-[.E4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inv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4" table:formula="of:=[.B46]-[.E4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lis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47]-[.E4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next_exceptional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48]-[.E4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next_normal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49]-[.E4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po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50]-[.E5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Client_m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51]-[.E5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Client_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52]-[.E5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get_exceptional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53]-[.E5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get_normal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4" table:formula="of:=[.B54]-[.E54]" office:value-type="float" office:value="3">
            <text:p>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LinkedLis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55]-[.E5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size_de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56]-[.E5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siz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57]-[.E5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MySet_footprin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58]-[.E5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MySet_MySe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59]-[.E5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add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60]-[.E60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ArrayLis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61]-[.E6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enlarge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4" table:formula="of:=[.B62]-[.E62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get_de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63]-[.E6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get_exceptional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64]-[.E6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get_normal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65]-[.E6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inv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66]-[.E6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size_de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67]-[.E6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siz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68]-[.E6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recursiveSpec/ListOperationsNonNull_getNextNN_normal_behavior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69]-[.E6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recursiveSpec/ListOperationsNonNull_setValueAt_normal_behavior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70]-[.E7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recursiveSpec/ListOperationsNonNull_remove_normal_behavior.key</text:p>
          </table:table-cell>
          <table:table-cell office:value-type="float" office:value="18">
            <text:p>18</text:p>
          </table:table-cell>
          <table:table-cell office:value-type="string">
            <text:p>sec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sec</text:p>
          </table:table-cell>
          <table:table-cell/>
          <table:table-cell table:style-name="ce4" table:formula="of:=[.B71]-[.E71]" office:value-type="float" office:value="-5">
            <text:p>-5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ExampleObserver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72]-[.E7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inv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73]-[.E7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subjec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74]-[.E7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updat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75]-[.E7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upToDate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76]-[.E7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valu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77]-[.E7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addObserver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c</text:p>
          </table:table-cell>
          <table:table-cell/>
          <table:table-cell table:style-name="ce4" table:formula="of:=[.B78]-[.E7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chang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79]-[.E7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ExampleSubjec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80]-[.E8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footprin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81]-[.E8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inv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4" table:formula="of:=[.B82]-[.E8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notifyObserver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83]-[.E8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value_de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84]-[.E8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valu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85]-[.E8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addleback_search/Saddleback_search.key</text:p>
          </table:table-cell>
          <table:table-cell office:value-type="float" office:value="56">
            <text:p>56</text:p>
          </table:table-cell>
          <table:table-cell office:value-type="string">
            <text:p>sec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sec</text:p>
          </table:table-cell>
          <table:table-cell/>
          <table:table-cell table:style-name="ce4" table:formula="of:=[.B86]-[.E8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nonymise_datagrou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87]-[.E8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rray_creatio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88]-[.E8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rrays_with_disjoint_sort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89]-[.E8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rray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90]-[.E9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ttribute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91]-[.E9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constructor_contract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92]-[.E9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dependencie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93]-[.E9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dependency_contract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94]-[.E9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invariant_preservatio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95]-[.E9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locset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96]-[.E96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loop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97]-[.E9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loop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98]-[.E9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modifies_datagroup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99]-[.E9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modifie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00]-[.E10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object_creation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01]-[.E10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operation_contract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02]-[.E10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select_store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03]-[.E10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selection_sort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4" table:formula="of:=[.B104]-[.E10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seq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05]-[.E10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add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table:style-name="ce4" table:formula="of:=[.B106]-[.E10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ArrayLis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07]-[.E10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footprin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08]-[.E10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get_de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09]-[.E10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ge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10]-[.E11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inv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11]-[.E11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size_de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12]-[.E112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siz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13]-[.E11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Cell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14]-[.E11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footprint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15]-[.E11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getX_dep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16]-[.E11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getX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17]-[.E11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inv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18]-[.E11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setX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19]-[.E11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Client_m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20]-[.E12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footprint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21]-[.E12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hasNext_de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22]-[.E12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hasNex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23]-[.E12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inv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24]-[.E12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Iterator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25]-[.E125]" office:value-type="float" office:value="2">
            <text:p>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list_dep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26]-[.E12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lis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27]-[.E12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nex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128]-[.E12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footprin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29]-[.E12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inv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30]-[.E13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push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31]-[.E13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size_de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32]-[.E132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siz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33]-[.E13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Stack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34]-[.E13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switchContent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35]-[.E13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Harness_sparseArrayTestHarness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36]-[.E13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Harness_sparseArrayTestHarness2.key</text:p>
          </table:table-cell>
          <table:table-cell office:value-type="float" office:value="21">
            <text:p>21</text:p>
          </table:table-cell>
          <table:table-cell office:value-type="string">
            <text:p>sec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sec</text:p>
          </table:table-cell>
          <table:table-cell/>
          <table:table-cell table:style-name="ce4" table:formula="of:=[.B137]-[.E137]" office:value-type="float" office:value="-23">
            <text:p>-2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MemoryAllocator_alloc_unsigned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38]-[.E13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MemoryAllocator_alloc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39]-[.E13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SparseArray_get_dep.key</text:p>
          </table:table-cell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sec</text:p>
          </table:table-cell>
          <table:table-cell/>
          <table:table-cell table:style-name="ce4" table:formula="of:=[.B140]-[.E140]" office:value-type="float" office:value="-7">
            <text:p>-7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SparseArray_ge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4" table:formula="of:=[.B141]-[.E14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SparseArray_inv.key</text:p>
          </table:table-cell>
          <table:table-cell office:value-type="float" office:value="20">
            <text:p>20</text:p>
          </table:table-cell>
          <table:table-cell office:value-type="string">
            <text:p>sec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sec</text:p>
          </table:table-cell>
          <table:table-cell/>
          <table:table-cell table:style-name="ce4" table:formula="of:=[.B142]-[.E142]" office:value-type="float" office:value="-6">
            <text:p>-6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SparseArray_SparseArray.key</text:p>
          </table:table-cell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sec</text:p>
          </table:table-cell>
          <table:table-cell/>
          <table:table-cell table:style-name="ce4" table:formula="of:=[.B143]-[.E14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1_SumAndMax/SumAndMax_sumAndMax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4" table:formula="of:=[.B144]-[.E14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3_LinkedList/Node_cons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145]-[.E14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3_LinkedList/Node_inv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46]-[.E14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3_LinkedList/Node_search.key</text:p>
          </table:table-cell>
          <table:table-cell office:value-type="float" office:value="20">
            <text:p>20</text:p>
          </table:table-cell>
          <table:table-cell office:value-type="string">
            <text:p>sec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ec</text:p>
          </table:table-cell>
          <table:table-cell/>
          <table:table-cell table:style-name="ce4" table:formula="of:=[.B147]-[.E14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4_Queens/Queens_isConsisten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148]-[.E14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4_Queens/Queens_nQueens.key</text:p>
          </table:table-cell>
          <table:table-cell office:value-type="float" office:value="26">
            <text:p>26</text:p>
          </table:table-cell>
          <table:table-cell office:value-type="string">
            <text:p>sec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sec</text:p>
          </table:table-cell>
          <table:table-cell/>
          <table:table-cell table:style-name="ce4" table:formula="of:=[.B149]-[.E14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AmortizedQueue_AmortizedQueue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4" table:formula="of:=[.B150]-[.E15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AmortizedQueue_fron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51]-[.E15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concat.key</text:p>
          </table:table-cell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sec</text:p>
          </table:table-cell>
          <table:table-cell/>
          <table:table-cell table:style-name="ce4" table:formula="of:=[.B152]-[.E152]" office:value-type="float" office:value="-11">
            <text:p>-1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cons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4" table:formula="of:=[.B153]-[.E15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head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54]-[.E15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inv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55]-[.E155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length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56]-[.E15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LinkedList1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4" table:formula="of:=[.B157]-[.E15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LinkedList2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4" table:formula="of:=[.B158]-[.E15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LinkedList3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4" table:formula="of:=[.B159]-[.E15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reverse.key</text:p>
          </table:table-cell>
          <table:table-cell office:value-type="float" office:value="23">
            <text:p>23</text:p>
          </table:table-cell>
          <table:table-cell office:value-type="string">
            <text:p>sec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sec</text:p>
          </table:table-cell>
          <table:table-cell/>
          <table:table-cell table:style-name="ce4" table:formula="of:=[.B160]-[.E160]" office:value-type="float" office:value="-10">
            <text:p>-1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tail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61]-[.E16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WeideEtAl_01_AddAndMultiply/AddAndMultiply_add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62]-[.E16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WeideEtAl_01_AddAndMultiply/AddAndMultiply_mul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63]-[.E16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WeideEtAl_02_BinarySearch/BinarySearch_search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164]-[.E16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trictly_pure/strictlyPureMethod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65]-[.E16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trictly_pure/useStrictlyPureMethod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66]-[.E166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binomial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67]-[.E16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binomial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68]-[.E16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heck_jdiv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169]-[.E16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heck_jdiv_concrete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70]-[.E17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heck_jdiv_instantiated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171]-[.E17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heck_jmod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72]-[.E17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omplexExpression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73]-[.E17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ompound_unaryMinu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74]-[.E17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omputation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75]-[.E17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ubicSum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76]-[.E17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divByZero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77]-[.E17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divisionAssoc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78]-[.E17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divisionBy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79]-[.E17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euclidean/gcdHelp-pos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180]-[.E18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gemplusDecimal/add.key</text:p>
          </table:table-cell>
          <table:table-cell office:value-type="float" office:value="31">
            <text:p>31</text:p>
          </table:table-cell>
          <table:table-cell office:value-type="string">
            <text:p>sec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sec</text:p>
          </table:table-cell>
          <table:table-cell/>
          <table:table-cell table:style-name="ce4" table:formula="of:=[.B181]-[.E18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jdivevenodd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82]-[.E18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median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table:style-name="ce4" table:formula="of:=[.B183]-[.E18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mod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84]-[.E18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mod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85]-[.E18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mod7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86]-[.E18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overflow_hija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187]-[.E18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poly_division0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88]-[.E18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poly_division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89]-[.E18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array2DimPrim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sec</text:p>
          </table:table-cell>
          <table:table-cell/>
          <table:table-cell table:style-name="ce4" table:formula="of:=[.B190]-[.E190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arrayStoreKnownDynTyp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91]-[.E19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reverseArray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92]-[.E19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throwArrayStoreExceptio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193]-[.E19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creation/arrayCreation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94]-[.E19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BookExamples/02FirstOrderLogic/Ex2.58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95]-[.E19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BookExamples/03DynamicLogic/Sect3.3.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96]-[.E19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divisio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197]-[.E19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inequations0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98]-[.E19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inequations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199]-[.E19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inequations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00]-[.E20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linApprox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01]-[.E20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nonLinInEqExample0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02]-[.E20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nonLinInEqExample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03]-[.E20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nonLinInEqExample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04]-[.E20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nonLinInEqExample4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05]-[.E20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06]-[.E20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10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07]-[.E20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1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08]-[.E20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14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09]-[.E20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10]-[.E210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3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11]-[.E21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4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12]-[.E21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5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13]-[.E21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6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14]-[.E21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7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15]-[.E21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8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16]-[.E21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0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17]-[.E21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18]-[.E21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19]-[.E21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20]-[.E220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4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21]-[.E22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5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222]-[.E22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ubsumptionExample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23]-[.E22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instanceCreation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24]-[.E22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instanceCreation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25]-[.E22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interfacesAndAbstractClassesHaveNoInstance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26]-[.E22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successiveCreatedObjectsAreDistinc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27]-[.E22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testOverloadingConstructor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28]-[.E22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impleAttribute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29]-[.E22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arrayMax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230]-[.E23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arrayUpdateSimp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31]-[.E23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attribute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32]-[.E23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break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33]-[.E23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har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34]-[.E23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ompileTimeConstant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35]-[.E23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ontinue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36]-[.E236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ontinue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37]-[.E23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omplexAssignmen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38]-[.E23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danglingElseSolution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39]-[.E23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danglingElseSolution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0]-[.E24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eption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1]-[.E24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eptions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2]-[.E24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eptions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3]-[.E24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eptions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4]-[.E24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hange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45]-[.E24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if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46]-[.E246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incrementcounter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7]-[.E24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innerClasses/inner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8]-[.E24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iteratedAssignmen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49]-[.E24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ava5/vararg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250]-[.E25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ava5/for_Array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251]-[.E25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ava5/for_Iterabl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252]-[.E25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ava5/for_ReferenceArray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253]-[.E25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ml-bigint/cas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54]-[.E25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55]-[.E25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56]-[.E256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1box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57]-[.E25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58]-[.E25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59]-[.E25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polishFlagSor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260]-[.E26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postConditionTaclets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61]-[.E26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postConditionTaclets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62]-[.E26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quantifiedQuery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63]-[.E26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reverseArray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4" table:formula="of:=[.B264]-[.E26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reverseArray2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4" table:formula="of:=[.B265]-[.E26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impleAssignment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66]-[.E26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impleAssignment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67]-[.E26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plittingWithQuerie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68]-[.E26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trassen/strassen.key</text:p>
          </table:table-cell>
          <table:table-cell office:value-type="float" office:value="127">
            <text:p>127</text:p>
          </table:table-cell>
          <table:table-cell office:value-type="string">
            <text:p>sec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sec</text:p>
          </table:table-cell>
          <table:table-cell/>
          <table:table-cell table:style-name="ce4" table:formula="of:=[.B269]-[.E269]" office:value-type="float" office:value="94">
            <text:p>94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testcontext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70]-[.E27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0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71]-[.E27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72]-[.E27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0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73]-[.E27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74]-[.E27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75]-[.E27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3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76]-[.E27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4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77]-[.E27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5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78]-[.E27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6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79]-[.E27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7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80]-[.E280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8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81]-[.E28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9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4" table:formula="of:=[.B282]-[.E28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83]-[.E28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84]-[.E28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85]-[.E28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86]-[.E28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87]-[.E28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4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88]-[.E28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5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89]-[.E28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90]-[.E290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4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91]-[.E29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5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92]-[.E29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6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93]-[.E29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7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94]-[.E29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8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4" table:formula="of:=[.B295]-[.E29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9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96]-[.E29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count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97]-[.E29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count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298]-[.E29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count3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299]-[.E29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equalitie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0]-[.E30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equalities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1]-[.E30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equalities3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2]-[.E30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function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3]-[.E30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mv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4]-[.E30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mv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5]-[.E30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quantifier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6]-[.E30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simpleEp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7]-[.E30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steam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08]-[.E30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PUZ/PUZ031p1.key</text:p>
          </table:table-cell>
          <table:table-cell office:value-type="float" office:value="22">
            <text:p>22</text:p>
          </table:table-cell>
          <table:table-cell office:value-type="string">
            <text:p>sec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sec</text:p>
          </table:table-cell>
          <table:table-cell/>
          <table:table-cell table:style-name="ce4" table:formula="of:=[.B309]-[.E309]" office:value-type="float" office:value="-43">
            <text:p>-4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27p3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10]-[.E31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43p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11]-[.E31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45p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12]-[.E31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62p3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13]-[.E31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63p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14]-[.E31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YN/SYN036p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15]-[.E31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YN/SYN550p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316]-[.E31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reallySimple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17]-[.E31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sameName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18]-[.E31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jbyteIfEx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19]-[.E31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allClausesLength4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20]-[.E320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allClausesLength5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21]-[.E32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doubleNeg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22]-[.E32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simplest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23]-[.E32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contrapositio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24]-[.E32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elimination0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25]-[.E32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heuristic_PUZ001p1-eq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26]-[.E32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heuristic_PUZ001p1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4" table:formula="of:=[.B327]-[.E32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heuristic_PUZ031p1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4" table:formula="of:=[.B328]-[.E32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heuristic_SYN036p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29]-[.E32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injectivity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30]-[.E33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0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31]-[.E33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32]-[.E33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33]-[.E33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3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34]-[.E33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4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35]-[.E33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5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36]-[.E33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6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37]-[.E33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7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38]-[.E33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8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39]-[.E33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9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40]-[.E34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10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41]-[.E34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1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42]-[.E34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13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43]-[.E34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triggers0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44]-[.E34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cascadeStaticInitialisation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345]-[.E34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erroneousClassImpliesErroneousSubclass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46]-[.E34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initializedSubclassImpliesInitializedSuperclas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47]-[.E34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localDeclared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348]-[.E34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localDeclaredMethod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49]-[.E34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objectOfErroneousClass.key</text:p>
          </table:table-cell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table:style-name="ce4" table:formula="of:=[.B350]-[.E35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staticInitialisersAreNonSimpl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51]-[.E35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charAt0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52]-[.E35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charAt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53]-[.E35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concat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54]-[.E35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concat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55]-[.E35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deriveLength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56]-[.E35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emptyStringLengthZero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57]-[.E35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BooleanStringConversio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58]-[.E35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BooleanStringConversion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59]-[.E35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IntStringConversion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60]-[.E36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NullStringConversion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61]-[.E36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NullStringConversion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62]-[.E362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ObjectStringConversio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63]-[.E36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literalEquality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64]-[.E36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replace0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65]-[.E36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replace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66]-[.E36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impleAssignment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67]-[.E36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impleLengthComp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68]-[.E36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tringCompileTimeConstant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69]-[.E36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tringCompileTimeConstant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4" table:formula="of:=[.B370]-[.E37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tringEquality1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71]-[.E37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tringEquality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72]-[.E372]" office:value-type="float" office:value="2">
            <text:p>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0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73]-[.E37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74]-[.E37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2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75]-[.E37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76]-[.E37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4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77]-[.E37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5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78]-[.E37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_testcase/classpath/classpath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79]-[.E37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consistent_represents/MyClass_m.key</text:p>
          </table:table-cell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c</text:p>
          </table:table-cell>
          <table:table-cell/>
          <table:table-cell table:style-name="ce4" table:formula="of:=[.B380]-[.E38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consistent_represents/MyClass_n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81]-[.E38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1_insecur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82]-[.E38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2_insecur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83]-[.E38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array2Dim.key</text:p>
          </table:table-cell>
          <table:table-cell office:value-type="float" office:value="15">
            <text:p>15</text:p>
          </table:table-cell>
          <table:table-cell office:value-type="string">
            <text:p>sec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c</text:p>
          </table:table-cell>
          <table:table-cell/>
          <table:table-cell table:style-name="ce4" table:formula="of:=[.B384]-[.E38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array2DimClose.key</text:p>
          </table:table-cell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table:style-name="ce4" table:formula="of:=[.B385]-[.E38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throwASEForPrim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table:style-name="ce4" table:formula="of:=[.B386]-[.E38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danglingElse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4" table:formula="of:=[.B387]-[.E38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umme</text:p>
          </table:table-cell>
          <table:table-cell table:style-name="ce1" table:formula="of:=SUM([.B1:.B387])" office:value-type="float" office:value="2142">
            <text:p>2142</text:p>
          </table:table-cell>
          <table:table-cell table:style-name="ce3" office:value-type="string">
            <text:p>sec</text:p>
          </table:table-cell>
          <table:table-cell table:style-name="ce3"/>
          <table:table-cell table:style-name="ce3" table:formula="of:=SUM([.E1:.E387])" office:value-type="float" office:value="2169">
            <text:p>2169</text:p>
          </table:table-cell>
          <table:table-cell table:style-name="ce3" office:value-type="string">
            <text:p>sec</text:p>
          </table:table-cell>
          <table:table-cell table:style-name="ce3"/>
          <table:table-cell table:style-name="ce5" table:formula="of:=[.B388]-[.E388]" office:value-type="float" office:value="-27">
            <text:p>-27</text:p>
          </table:table-cell>
          <table:table-cell table:style-name="ce3" office:value-type="string">
            <text:p>sec</text:p>
          </table:table-cell>
          <table:table-cell table:style-name="ce7"/>
          <table:table-cell table:number-columns-repeated="2"/>
          <table:table-cell table:style-name="ce7"/>
          <table:table-cell/>
          <table:table-cell table:style-name="ce7" table:number-columns-repeated="1007"/>
          <table:table-cell table:style-name="ce10" table:number-columns-repeated="3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H1:Tabelle1.H387">
            <calcext:condition calcext:apply-style-name="Grün Fett" calcext:value="&lt;-1" calcext:base-cell-address="Tabelle1.H1"/>
            <calcext:condition calcext:apply-style-name="Rot Fett" calcext:value="&gt;1" calcext:base-cell-address="Tabelle1.H1"/>
          </calcext:conditional-format>
          <calcext:conditional-format calcext:target-range-address="Tabelle1.H388:Tabelle1.H388">
            <calcext:condition calcext:apply-style-name="Grün Fett" calcext:value="&lt;0" calcext:base-cell-address="Tabelle1.H388"/>
            <calcext:condition calcext:apply-style-name="Rot Fett" calcext:value="&gt;0" calcext:base-cell-address="Tabelle1.H3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ün" style:family="table-cell" style:parent-style-name="Default">
      <style:text-properties fo:color="#00ff00"/>
    </style:style>
    <style:style style:name="Rot" style:family="table-cell" style:parent-style-name="Default">
      <style:text-properties fo:color="#ff0000"/>
    </style:style>
    <style:style style:name="Grün_20_Fett" style:display-name="Grün Fett" style:family="table-cell" style:parent-style-name="Default">
      <style:text-properties fo:color="#00ff00" fo:font-weight="bold"/>
    </style:style>
    <style:style style:name="Rot_20_Fett" style:display-name="Rot Fett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.00.0000</text:date>, <text:time style:data-style-name="N2" text:time-value="0000-00-00T11:59: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5-16T14:29:42</dc:date>
    <meta:generator>LibreOffice/3.6$Linux_X86_64 LibreOffice_project/360m1$Build-304</meta:generator>
    <meta:editing-duration>PT1H6M25S</meta:editing-duration>
    <meta:editing-cycles>16</meta:editing-cycles>
    <meta:document-statistic meta:table-count="1" meta:cell-count="2716" meta:object-count="0"/>
  </office:meta>
</office:document-meta>
</file>